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udio Only</text:p>
          </table:table-cell>
          <table:table-cell table:number-columns-repeated="2"/>
          <table:table-cell office:value-type="string" calcext:value-type="string">
            <text:p>RoundPara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x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x32</text:p>
          </table:table-cell>
          <table:table-cell office:value-type="float" office:value="76.674405" calcext:value-type="float">
            <text:p>76.674405</text:p>
          </table:table-cell>
          <table:table-cell office:value-type="float" office:value="93.696111" calcext:value-type="float">
            <text:p>93.696111</text:p>
          </table:table-cell>
          <table:table-cell office:value-type="float" office:value="76.679167" calcext:value-type="float">
            <text:p>76.679167</text:p>
          </table:table-cell>
          <table:table-cell office:value-type="float" office:value="93.696124" calcext:value-type="float">
            <text:p>93.696124</text:p>
          </table:table-cell>
        </table:table-row>
        <table:table-row table:style-name="ro1">
          <table:table-cell table:style-name="ce1" office:value-type="string" calcext:value-type="string">
            <text:p>2x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x2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x5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x10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x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x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x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x2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x5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8x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8x32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ipreading On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speaker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unteer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net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speak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nteer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IFAR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speak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nteer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NN+LS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speakers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x2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x51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unteers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x2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x5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dio + Lipreading</text:p>
          </table:table-cell>
          <table:table-cell table:number-columns-repeated="4"/>
        </table:table-row>
      </table:table>
      <table:table table:name="lipreading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epmind</text:p>
          </table:table-cell>
          <table:table-cell table:number-columns-repeated="5"/>
          <table:table-cell office:value-type="string" calcext:value-type="string">
            <text:p>With LST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string" calcext:value-type="string">
            <text:p>256;256</text:p>
          </table:table-cell>
          <table:table-cell office:value-type="string" calcext:value-type="string">
            <text:p>512;512</text:p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 office:value-type="string" calcext:value-type="string">
            <text:p>Resnet5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cifar10</text:p>
          </table:table-cell>
          <table:table-cell table:number-columns-repeated="8"/>
        </table:table-row>
      </table:table>
      <table:table table:name="withNois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th Noise: white</text:p>
          </table:table-cell>
          <table:table-cell/>
          <table:table-cell office:value-type="string" calcext:value-type="string">
            <text:p>Audio </text:p>
          </table:table-cell>
          <table:table-cell/>
          <table:table-cell office:value-type="string" calcext:value-type="string">
            <text:p>Lipreading</text:p>
          </table:table-cell>
          <table:table-cell/>
          <table:table-cell office:value-type="string" calcext:value-type="string">
            <text:p>Lip + LSTM</text:p>
          </table:table-cell>
          <table:table-cell/>
          <table:table-cell office:value-type="string" calcext:value-type="string">
            <text:p>combined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2x256</text:p>
          </table:table-cell>
          <table:table-cell/>
          <table:table-cell office:value-type="string" calcext:value-type="string">
            <text:p>Deepmind</text:p>
          </table:table-cell>
          <table:table-cell/>
          <table:table-cell office:value-type="string" calcext:value-type="string">
            <text:p>Deepmind + 256,256</text:p>
          </table:table-cell>
          <table:table-cell office:value-type="string" calcext:value-type="string">
            <text:p>Deepmind + 512,512</text:p>
          </table:table-cell>
          <table:table-cell office:value-type="string" calcext:value-type="string">
            <text:p>Deepmind + 256,256 </text:p>
            <text:p>+ audio 256,256 </text:p>
            <text:p>+ connecting 3x51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dB</text:p>
          </table:table-cell>
          <table:table-cell/>
          <table:table-cell office:value-type="float" office:value="22.226906" calcext:value-type="float">
            <text:p>22.226906</text:p>
          </table:table-cell>
          <table:table-cell office:value-type="float" office:value="41.35975" calcext:value-type="float">
            <text:p>41.359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3dB</text:p>
          </table:table-cell>
          <table:table-cell/>
          <table:table-cell office:value-type="float" office:value="27.553233" calcext:value-type="float">
            <text:p>27.553233</text:p>
          </table:table-cell>
          <table:table-cell office:value-type="float" office:value="47.498463" calcext:value-type="float">
            <text:p>47.49846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5dB</text:p>
          </table:table-cell>
          <table:table-cell/>
          <table:table-cell office:value-type="float" office:value="31.816516" calcext:value-type="float">
            <text:p>31.816516</text:p>
          </table:table-cell>
          <table:table-cell office:value-type="float" office:value="52.597291" calcext:value-type="float">
            <text:p>52.59729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10dB</text:p>
          </table:table-cell>
          <table:table-cell/>
          <table:table-cell office:value-type="float" office:value="42.393504" calcext:value-type="float">
            <text:p>42.393504</text:p>
          </table:table-cell>
          <table:table-cell office:value-type="float" office:value="64.847299" calcext:value-type="float">
            <text:p>64.84729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noise</text:p>
          </table:table-cell>
          <table:table-cell/>
          <table:table-cell office:value-type="float" office:value="80.98184" calcext:value-type="float">
            <text:p>80.98184</text:p>
          </table:table-cell>
          <table:table-cell office:value-type="float" office:value="95.327746" calcext:value-type="float">
            <text:p>95.327746</text:p>
          </table:table-cell>
          <table:table-cell office:value-type="float" office:value="40.1785714286" calcext:value-type="float">
            <text:p>40.1785714286</text:p>
          </table:table-cell>
          <table:table-cell office:value-type="float" office:value="68.7380952381" calcext:value-type="float">
            <text:p>68.7380952381</text:p>
          </table:table-cell>
          <table:table-cell office:value-type="float" office:value="46.6125938219" calcext:value-type="float">
            <text:p>46.6125938219</text:p>
          </table:table-cell>
          <table:table-cell office:value-type="float" office:value="73.267192418" calcext:value-type="float">
            <text:p>73.267192418</text:p>
          </table:table-cell>
          <table:table-cell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With noise: voic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dB</text:p>
          </table:table-cell>
          <table:table-cell/>
          <table:table-cell office:value-type="float" office:value="37.92182" calcext:value-type="float">
            <text:p>37.92182</text:p>
          </table:table-cell>
          <table:table-cell office:value-type="float" office:value="58.382603" calcext:value-type="float">
            <text:p>58.38260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3dB</text:p>
          </table:table-cell>
          <table:table-cell/>
          <table:table-cell office:value-type="float" office:value="44.370733" calcext:value-type="float">
            <text:p>44.370733</text:p>
          </table:table-cell>
          <table:table-cell office:value-type="float" office:value="65.378892" calcext:value-type="float">
            <text:p>65.37889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5dB</text:p>
          </table:table-cell>
          <table:table-cell/>
          <table:table-cell office:value-type="float" office:value="48.843386" calcext:value-type="float">
            <text:p>48.843386</text:p>
          </table:table-cell>
          <table:table-cell table:style-name="ce2" office:value-type="float" office:value="69.564588" calcext:value-type="float">
            <text:p>69.56458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-10dB</text:p>
          </table:table-cell>
          <table:table-cell/>
          <table:table-cell office:value-type="float" office:value="59.787224" calcext:value-type="float">
            <text:p>59.787224</text:p>
          </table:table-cell>
          <table:table-cell office:value-type="float" office:value="79.934341" calcext:value-type="float">
            <text:p>79.93434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noise</text:p>
          </table:table-cell>
          <table:table-cell/>
          <table:table-cell office:value-type="float" office:value="80.98184" calcext:value-type="float">
            <text:p>80.98184</text:p>
          </table:table-cell>
          <table:table-cell office:value-type="float" office:value="95.327746" calcext:value-type="float">
            <text:p>95.327746</text:p>
          </table:table-cell>
          <table:table-cell office:value-type="float" office:value="40.1785714286" calcext:value-type="float">
            <text:p>40.1785714286</text:p>
          </table:table-cell>
          <table:table-cell office:value-type="float" office:value="68.7380952381" calcext:value-type="float">
            <text:p>68.7380952381</text:p>
          </table:table-cell>
          <table:table-cell office:value-type="float" office:value="46.6125938219" calcext:value-type="float">
            <text:p>46.6125938219</text:p>
          </table:table-cell>
          <table:table-cell office:value-type="float" office:value="73.267192418" calcext:value-type="float">
            <text:p>73.2671924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5:40:20.426747948</meta:creation-date>
    <dc:date>2017-05-15T19:18:51.499661652</dc:date>
    <meta:editing-duration>PT45M9S</meta:editing-duration>
    <meta:editing-cycles>1</meta:editing-cycles>
    <meta:document-statistic meta:table-count="3" meta:cell-count="108" meta:object-count="0"/>
    <meta:generator>LibreOffice/5.1.6.2$Linux_X86_64 LibreOffice_project/10m0$Build-2</meta:generator>
  </office:meta>
</office:document-meta>
</file>